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f64" officeooo:paragraph-rsid="00159f64"/>
    </style:style>
    <style:style style:name="P2" style:family="paragraph" style:parent-style-name="Standard">
      <style:text-properties fo:font-weight="bold" officeooo:rsid="001b0632" officeooo:paragraph-rsid="001b0632" style:font-weight-asian="bold" style:font-weight-complex="bold"/>
    </style:style>
    <style:style style:name="P3" style:family="paragraph" style:parent-style-name="Standard">
      <style:text-properties fo:font-weight="bold" officeooo:rsid="00360226" officeooo:paragraph-rsid="00360226" style:font-weight-asian="bold" style:font-weight-complex="bold"/>
    </style:style>
    <style:style style:name="P4" style:family="paragraph" style:parent-style-name="Standard">
      <style:text-properties fo:font-weight="bold" officeooo:rsid="003daf97" officeooo:paragraph-rsid="003daf97" style:font-weight-asian="bold" style:font-weight-complex="bold"/>
    </style:style>
    <style:style style:name="P5" style:family="paragraph" style:parent-style-name="Standard">
      <style:text-properties fo:font-weight="bold" officeooo:rsid="00223cb2" officeooo:paragraph-rsid="00223cb2" style:font-weight-asian="bold" style:font-weight-complex="bold"/>
    </style:style>
    <style:style style:name="P6" style:family="paragraph" style:parent-style-name="Standard">
      <style:text-properties fo:font-weight="bold" officeooo:rsid="00818d27" officeooo:paragraph-rsid="00818d27" style:font-weight-asian="bold" style:font-weight-complex="bold"/>
    </style:style>
    <style:style style:name="P7" style:family="paragraph" style:parent-style-name="Standard">
      <style:text-properties fo:font-weight="normal" officeooo:rsid="001b0632" officeooo:paragraph-rsid="001b0632" style:font-weight-asian="normal" style:font-weight-complex="normal"/>
    </style:style>
    <style:style style:name="P8" style:family="paragraph" style:parent-style-name="Standard">
      <style:text-properties fo:font-weight="normal" officeooo:rsid="001c7290" officeooo:paragraph-rsid="001c7290" style:font-weight-asian="normal" style:font-weight-complex="normal"/>
    </style:style>
    <style:style style:name="P9" style:family="paragraph" style:parent-style-name="Standard">
      <style:text-properties fo:font-weight="normal" officeooo:rsid="00223cb2" officeooo:paragraph-rsid="00223cb2" style:font-weight-asian="normal" style:font-weight-complex="normal"/>
    </style:style>
    <style:style style:name="P10" style:family="paragraph" style:parent-style-name="Standard">
      <style:text-properties fo:font-weight="normal" officeooo:rsid="0023cc4d" officeooo:paragraph-rsid="002827eb" style:font-weight-asian="normal" style:font-weight-complex="normal"/>
    </style:style>
    <style:style style:name="P11" style:family="paragraph" style:parent-style-name="Standard">
      <style:text-properties fo:font-weight="normal" officeooo:rsid="0023cc4d" officeooo:paragraph-rsid="0079d9a2" style:font-weight-asian="normal" style:font-weight-complex="normal"/>
    </style:style>
    <style:style style:name="P12" style:family="paragraph" style:parent-style-name="Standard">
      <style:text-properties fo:font-weight="normal" officeooo:rsid="002827eb" officeooo:paragraph-rsid="002827eb" style:font-weight-asian="normal" style:font-weight-complex="normal"/>
    </style:style>
    <style:style style:name="P13" style:family="paragraph" style:parent-style-name="Standard">
      <style:text-properties fo:font-weight="normal" officeooo:rsid="00360226" officeooo:paragraph-rsid="00360226" style:font-weight-asian="normal" style:font-weight-complex="normal"/>
    </style:style>
    <style:style style:name="P14" style:family="paragraph" style:parent-style-name="Standard">
      <style:text-properties fo:font-weight="normal" officeooo:rsid="003daf97" officeooo:paragraph-rsid="003daf97" style:font-weight-asian="normal" style:font-weight-complex="normal"/>
    </style:style>
    <style:style style:name="P15" style:family="paragraph" style:parent-style-name="Standard">
      <style:text-properties fo:font-weight="normal" officeooo:rsid="0079d9a2" officeooo:paragraph-rsid="0079d9a2" style:font-weight-asian="normal" style:font-weight-complex="normal"/>
    </style:style>
    <style:style style:name="P16" style:family="paragraph" style:parent-style-name="Standard">
      <style:text-properties fo:font-weight="normal" officeooo:rsid="0054c909" officeooo:paragraph-rsid="0054c909" style:font-weight-asian="normal" style:font-weight-complex="normal"/>
    </style:style>
    <style:style style:name="P17" style:family="paragraph" style:parent-style-name="Standard">
      <style:text-properties fo:font-weight="normal" officeooo:rsid="00818d27" officeooo:paragraph-rsid="00818d27" style:font-weight-asian="normal" style:font-weight-complex="normal"/>
    </style:style>
    <style:style style:name="P18" style:family="paragraph" style:parent-style-name="Standard">
      <style:text-properties officeooo:rsid="0016d9ff" officeooo:paragraph-rsid="0070c68c"/>
    </style:style>
    <style:style style:name="P19" style:family="paragraph" style:parent-style-name="Standard" style:list-style-name="L1">
      <style:text-properties officeooo:rsid="0070c68c" officeooo:paragraph-rsid="007952fb"/>
    </style:style>
    <style:style style:name="P20" style:family="paragraph" style:parent-style-name="Standard" style:list-style-name="L4">
      <style:text-properties officeooo:rsid="0070c68c" officeooo:paragraph-rsid="0086d0a0"/>
    </style:style>
    <style:style style:name="P21" style:family="paragraph" style:parent-style-name="Standard" style:list-style-name="L1">
      <style:text-properties officeooo:rsid="00726de7" officeooo:paragraph-rsid="00726de7"/>
    </style:style>
    <style:style style:name="P22" style:family="paragraph" style:parent-style-name="Standard" style:list-style-name="L4">
      <style:text-properties officeooo:rsid="00726de7" officeooo:paragraph-rsid="0086d0a0"/>
    </style:style>
    <style:style style:name="P23" style:family="paragraph" style:parent-style-name="Standard" style:list-style-name="L2">
      <style:text-properties fo:font-weight="normal" officeooo:rsid="00223cb2" officeooo:paragraph-rsid="007952fb" style:font-weight-asian="normal" style:font-weight-complex="normal"/>
    </style:style>
    <style:style style:name="P24" style:family="paragraph" style:parent-style-name="Standard" style:list-style-name="L7">
      <style:text-properties fo:font-weight="normal" officeooo:rsid="00223cb2" officeooo:paragraph-rsid="0086d0a0" style:font-weight-asian="normal" style:font-weight-complex="normal"/>
    </style:style>
    <style:style style:name="P25" style:family="paragraph" style:parent-style-name="Standard">
      <style:text-properties fo:font-weight="normal" officeooo:rsid="00223cb2" officeooo:paragraph-rsid="0086d0a0" style:font-weight-asian="normal" style:font-weight-complex="normal"/>
    </style:style>
    <style:style style:name="P26" style:family="paragraph" style:parent-style-name="Standard" style:list-style-name="L2">
      <style:text-properties fo:font-weight="normal" officeooo:rsid="00200abc" officeooo:paragraph-rsid="007952fb" style:font-weight-asian="normal" style:font-weight-complex="normal"/>
    </style:style>
    <style:style style:name="P27" style:family="paragraph" style:parent-style-name="Standard" style:list-style-name="L2">
      <style:text-properties fo:font-weight="normal" officeooo:rsid="00200abc" officeooo:paragraph-rsid="0080c288" style:font-weight-asian="normal" style:font-weight-complex="normal"/>
    </style:style>
    <style:style style:name="P28" style:family="paragraph" style:parent-style-name="Standard" style:list-style-name="L7">
      <style:text-properties fo:font-weight="normal" officeooo:rsid="00200abc" officeooo:paragraph-rsid="0086d0a0" style:font-weight-asian="normal" style:font-weight-complex="normal"/>
    </style:style>
    <style:style style:name="P29" style:family="paragraph" style:parent-style-name="Standard" style:list-style-name="L2">
      <style:text-properties fo:font-weight="normal" officeooo:rsid="0021acbb" officeooo:paragraph-rsid="0079d9a2" style:font-weight-asian="normal" style:font-weight-complex="normal"/>
    </style:style>
    <style:style style:name="P30" style:family="paragraph" style:parent-style-name="Standard" style:list-style-name="L7">
      <style:text-properties fo:font-weight="normal" officeooo:rsid="0021acbb" officeooo:paragraph-rsid="0086d0a0" style:font-weight-asian="normal" style:font-weight-complex="normal"/>
    </style:style>
    <style:style style:name="P31" style:family="paragraph" style:parent-style-name="Standard" style:list-style-name="L3">
      <style:text-properties fo:font-weight="normal" officeooo:rsid="002827eb" officeooo:paragraph-rsid="002827eb" style:font-weight-asian="normal" style:font-weight-complex="normal"/>
    </style:style>
    <style:style style:name="P32" style:family="paragraph" style:parent-style-name="Standard" style:list-style-name="L3">
      <style:text-properties fo:font-weight="normal" officeooo:rsid="002827eb" officeooo:paragraph-rsid="007b925c" style:font-weight-asian="normal" style:font-weight-complex="normal"/>
    </style:style>
    <style:style style:name="P33" style:family="paragraph" style:parent-style-name="Standard" style:list-style-name="L8">
      <style:text-properties fo:font-weight="normal" officeooo:rsid="002827eb" officeooo:paragraph-rsid="0086d0a0" style:font-weight-asian="normal" style:font-weight-complex="normal"/>
    </style:style>
    <style:style style:name="P34" style:family="paragraph" style:parent-style-name="Standard">
      <style:text-properties fo:font-weight="normal" officeooo:rsid="002827eb" officeooo:paragraph-rsid="0086d0a0" style:font-weight-asian="normal" style:font-weight-complex="normal"/>
    </style:style>
    <style:style style:name="P35" style:family="paragraph" style:parent-style-name="Standard">
      <style:text-properties fo:font-weight="normal" officeooo:rsid="001b0632" officeooo:paragraph-rsid="0086d0a0" style:font-weight-asian="normal" style:font-weight-complex="normal"/>
    </style:style>
    <style:style style:name="P36" style:family="paragraph" style:parent-style-name="Standard">
      <style:text-properties fo:font-weight="normal" officeooo:rsid="00ea6da6" officeooo:paragraph-rsid="0086d0a0" style:font-weight-asian="normal" style:font-weight-complex="normal"/>
    </style:style>
    <style:style style:name="P37" style:family="paragraph" style:parent-style-name="Standard">
      <style:text-properties fo:font-weight="normal" officeooo:rsid="001c7290" officeooo:paragraph-rsid="0086d0a0" style:font-weight-asian="normal" style:font-weight-complex="normal"/>
    </style:style>
    <style:style style:name="P38" style:family="paragraph" style:parent-style-name="Standard">
      <style:text-properties fo:font-weight="normal" officeooo:rsid="008c55d7" officeooo:paragraph-rsid="0086d0a0" style:font-weight-asian="normal" style:font-weight-complex="normal"/>
    </style:style>
    <style:style style:name="P39" style:family="paragraph" style:parent-style-name="Standard">
      <style:text-properties fo:font-weight="normal" officeooo:rsid="00360226" officeooo:paragraph-rsid="0086d0a0" style:font-weight-asian="normal" style:font-weight-complex="normal"/>
    </style:style>
    <style:style style:name="P40" style:family="paragraph" style:parent-style-name="Standard">
      <style:text-properties fo:font-weight="normal" officeooo:rsid="00c5bd56" officeooo:paragraph-rsid="0086d0a0" style:font-weight-asian="normal" style:font-weight-complex="normal"/>
    </style:style>
    <style:style style:name="P41" style:family="paragraph" style:parent-style-name="Standard">
      <style:text-properties fo:font-weight="normal" officeooo:rsid="00869b9b" officeooo:paragraph-rsid="0086d0a0" style:font-weight-asian="normal" style:font-weight-complex="normal"/>
    </style:style>
    <style:style style:name="P42" style:family="paragraph" style:parent-style-name="Standard">
      <style:text-properties fo:font-weight="normal" officeooo:rsid="003daf97" officeooo:paragraph-rsid="0086d0a0" style:font-weight-asian="normal" style:font-weight-complex="normal"/>
    </style:style>
    <style:style style:name="P43" style:family="paragraph" style:parent-style-name="Standard">
      <style:text-properties fo:font-weight="normal" officeooo:rsid="0054c909" officeooo:paragraph-rsid="0086d0a0" style:font-weight-asian="normal" style:font-weight-complex="normal"/>
    </style:style>
    <style:style style:name="P44" style:family="paragraph" style:parent-style-name="Standard">
      <style:text-properties fo:font-weight="normal" officeooo:rsid="00818d27" officeooo:paragraph-rsid="0086d0a0" style:font-weight-asian="normal" style:font-weight-complex="normal"/>
    </style:style>
    <style:style style:name="P45" style:family="paragraph" style:parent-style-name="Standard">
      <style:text-properties fo:font-weight="normal" officeooo:rsid="00d8d730" officeooo:paragraph-rsid="0086d0a0" style:font-weight-asian="normal" style:font-weight-complex="normal"/>
    </style:style>
    <style:style style:name="P46" style:family="paragraph" style:parent-style-name="Standard">
      <style:text-properties officeooo:rsid="0016d9ff" officeooo:paragraph-rsid="0086d0a0"/>
    </style:style>
    <style:style style:name="P47" style:family="paragraph" style:parent-style-name="Standard">
      <style:text-properties fo:font-weight="bold" officeooo:rsid="0085316c" officeooo:paragraph-rsid="0086d0a0" style:font-weight-asian="bold" style:font-weight-complex="bold"/>
    </style:style>
    <style:style style:name="P48" style:family="paragraph" style:parent-style-name="Standard">
      <style:text-properties fo:font-weight="bold" officeooo:rsid="00d8d730" officeooo:paragraph-rsid="0086d0a0" style:font-weight-asian="bold" style:font-weight-complex="bold"/>
    </style:style>
    <style:style style:name="P49" style:family="paragraph" style:parent-style-name="Standard">
      <style:text-properties fo:font-weight="bold" officeooo:rsid="0016d9ff" officeooo:paragraph-rsid="0086d0a0" style:font-weight-asian="bold" style:font-weight-complex="bold"/>
    </style:style>
    <style:style style:name="P50" style:family="paragraph" style:parent-style-name="Standard">
      <style:text-properties fo:font-weight="bold" officeooo:rsid="001b0632" officeooo:paragraph-rsid="0086d0a0" style:font-weight-asian="bold" style:font-weight-complex="bold"/>
    </style:style>
    <style:style style:name="P51" style:family="paragraph" style:parent-style-name="Standard">
      <style:text-properties fo:font-weight="bold" officeooo:rsid="008c55d7" officeooo:paragraph-rsid="0086d0a0" style:font-weight-asian="bold" style:font-weight-complex="bold"/>
    </style:style>
    <style:style style:name="P52" style:family="paragraph" style:parent-style-name="Standard">
      <style:text-properties fo:font-weight="bold" officeooo:rsid="008e6a10" officeooo:paragraph-rsid="0086d0a0" style:font-weight-asian="bold" style:font-weight-complex="bold"/>
    </style:style>
    <style:style style:name="P53" style:family="paragraph" style:parent-style-name="Standard">
      <style:text-properties fo:font-weight="bold" officeooo:rsid="00360226" officeooo:paragraph-rsid="0086d0a0" style:font-weight-asian="bold" style:font-weight-complex="bold"/>
    </style:style>
    <style:style style:name="P54" style:family="paragraph" style:parent-style-name="Standard">
      <style:text-properties fo:font-weight="bold" officeooo:rsid="003daf97" officeooo:paragraph-rsid="0086d0a0" style:font-weight-asian="bold" style:font-weight-complex="bold"/>
    </style:style>
    <style:style style:name="P55" style:family="paragraph" style:parent-style-name="Standard">
      <style:text-properties fo:font-weight="bold" officeooo:rsid="00818d27" officeooo:paragraph-rsid="0086d0a0" style:font-weight-asian="bold" style:font-weight-complex="bold"/>
    </style:style>
    <style:style style:name="P56" style:family="paragraph" style:parent-style-name="Standard">
      <style:text-properties officeooo:rsid="00159f64" officeooo:paragraph-rsid="0086d0a0"/>
    </style:style>
    <style:style style:name="P57" style:family="paragraph" style:parent-style-name="Standard">
      <style:paragraph-properties fo:break-before="page"/>
      <style:text-properties fo:font-weight="bold" officeooo:rsid="00d6c76e" officeooo:paragraph-rsid="0086d0a0" style:font-weight-asian="bold" style:font-weight-complex="bold"/>
    </style:style>
    <style:style style:name="T1" style:family="text">
      <style:text-properties officeooo:rsid="001b0632"/>
    </style:style>
    <style:style style:name="T2" style:family="text">
      <style:text-properties officeooo:rsid="001e5d1f"/>
    </style:style>
    <style:style style:name="T3" style:family="text">
      <style:text-properties officeooo:rsid="00223cb2"/>
    </style:style>
    <style:style style:name="T4" style:family="text">
      <style:text-properties officeooo:rsid="00251aca"/>
    </style:style>
    <style:style style:name="T5" style:family="text">
      <style:text-properties officeooo:rsid="0029b920"/>
    </style:style>
    <style:style style:name="T6" style:family="text">
      <style:text-properties officeooo:rsid="002a9199"/>
    </style:style>
    <style:style style:name="T7" style:family="text">
      <style:text-properties officeooo:rsid="00331985"/>
    </style:style>
    <style:style style:name="T8" style:family="text">
      <style:text-properties officeooo:rsid="00382c77"/>
    </style:style>
    <style:style style:name="T9" style:family="text">
      <style:text-properties officeooo:rsid="0038a9ff"/>
    </style:style>
    <style:style style:name="T10" style:family="text">
      <style:text-properties officeooo:rsid="003b0cb9"/>
    </style:style>
    <style:style style:name="T11" style:family="text">
      <style:text-properties officeooo:rsid="00421fab"/>
    </style:style>
    <style:style style:name="T12" style:family="text">
      <style:text-properties officeooo:rsid="004dda86"/>
    </style:style>
    <style:style style:name="T13" style:family="text">
      <style:text-properties officeooo:rsid="0016d9ff"/>
    </style:style>
    <style:style style:name="T14" style:family="text">
      <style:text-properties officeooo:rsid="0054c909"/>
    </style:style>
    <style:style style:name="T15" style:family="text">
      <style:text-properties officeooo:rsid="005af03b"/>
    </style:style>
    <style:style style:name="T16" style:family="text">
      <style:text-properties officeooo:rsid="005dbb75"/>
    </style:style>
    <style:style style:name="T17" style:family="text">
      <style:text-properties fo:font-weight="normal" style:font-weight-asian="normal" style:font-weight-complex="normal"/>
    </style:style>
    <style:style style:name="T18" style:family="text">
      <style:text-properties fo:font-weight="normal" officeooo:rsid="00583e9f" style:font-weight-asian="normal" style:font-weight-complex="normal"/>
    </style:style>
    <style:style style:name="T19" style:family="text">
      <style:text-properties fo:font-weight="normal" officeooo:rsid="007952fb" style:font-weight-asian="normal" style:font-weight-complex="normal"/>
    </style:style>
    <style:style style:name="T20" style:family="text">
      <style:text-properties fo:font-weight="normal" officeooo:rsid="007fe965" style:font-weight-asian="normal" style:font-weight-complex="normal"/>
    </style:style>
    <style:style style:name="T21" style:family="text">
      <style:text-properties fo:font-weight="normal" officeooo:rsid="00d9da28" style:font-weight-asian="normal" style:font-weight-complex="normal"/>
    </style:style>
    <style:style style:name="T22" style:family="text">
      <style:text-properties fo:font-weight="normal" officeooo:rsid="00e79a98" style:font-weight-asian="normal" style:font-weight-complex="normal"/>
    </style:style>
    <style:style style:name="T23" style:family="text">
      <style:text-properties fo:font-weight="normal" officeooo:rsid="00feb489" style:font-weight-asian="normal" style:font-weight-complex="normal"/>
    </style:style>
    <style:style style:name="T24" style:family="text">
      <style:text-properties fo:font-weight="normal" officeooo:rsid="00d6c76e" style:font-weight-asian="normal" style:font-weight-complex="normal"/>
    </style:style>
    <style:style style:name="T25" style:family="text">
      <style:text-properties fo:font-weight="normal" officeooo:rsid="00cdac4f" style:font-weight-asian="normal" style:font-weight-complex="normal"/>
    </style:style>
    <style:style style:name="T26" style:family="text">
      <style:text-properties fo:font-weight="normal" officeooo:rsid="00d8d730" style:font-weight-asian="normal" style:font-weight-complex="normal"/>
    </style:style>
    <style:style style:name="T27" style:family="text">
      <style:text-properties fo:font-weight="normal" officeooo:rsid="00e41fb5" style:font-weight-asian="normal" style:font-weight-complex="normal"/>
    </style:style>
    <style:style style:name="T28" style:family="text">
      <style:text-properties officeooo:rsid="00726de7"/>
    </style:style>
    <style:style style:name="T29" style:family="text">
      <style:text-properties fo:font-weight="bold" style:font-weight-asian="bold"/>
    </style:style>
    <style:style style:name="T30" style:family="text">
      <style:text-properties fo:font-weight="bold" officeooo:rsid="007952fb" style:font-weight-asian="bold" style:font-weight-complex="bold"/>
    </style:style>
    <style:style style:name="T31" style:family="text">
      <style:text-properties fo:font-weight="bold" officeooo:rsid="0079d9a2" style:font-weight-asian="bold" style:font-weight-complex="bold"/>
    </style:style>
    <style:style style:name="T32" style:family="text">
      <style:text-properties fo:font-weight="bold" officeooo:rsid="007b925c" style:font-weight-asian="bold" style:font-weight-complex="bold"/>
    </style:style>
    <style:style style:name="T33" style:family="text">
      <style:text-properties fo:font-weight="bold" officeooo:rsid="007cdf4e" style:font-weight-asian="bold" style:font-weight-complex="bold"/>
    </style:style>
    <style:style style:name="T34" style:family="text">
      <style:text-properties fo:font-weight="bold" officeooo:rsid="00223cb2" style:font-weight-asian="bold"/>
    </style:style>
    <style:style style:name="T35" style:family="text">
      <style:text-properties fo:font-weight="bold" officeooo:rsid="005af03b" style:font-weight-asian="bold"/>
    </style:style>
    <style:style style:name="T36" style:family="text">
      <style:text-properties officeooo:rsid="007952fb"/>
    </style:style>
    <style:style style:name="T37" style:family="text">
      <style:text-properties officeooo:rsid="0079d9a2"/>
    </style:style>
    <style:style style:name="T38" style:family="text">
      <style:text-properties officeooo:rsid="007b925c"/>
    </style:style>
    <style:style style:name="T39" style:family="text">
      <style:text-properties officeooo:rsid="007cdf4e"/>
    </style:style>
    <style:style style:name="T40" style:family="text">
      <style:text-properties officeooo:rsid="007fe965"/>
    </style:style>
    <style:style style:name="T41" style:family="text">
      <style:text-properties officeooo:rsid="0080c288"/>
    </style:style>
    <style:style style:name="T42" style:family="text">
      <style:text-properties officeooo:rsid="00f37810"/>
    </style:style>
    <style:style style:name="T43" style:family="text">
      <style:text-properties officeooo:rsid="00ea6da6"/>
    </style:style>
    <style:style style:name="T44" style:family="text">
      <style:text-properties officeooo:rsid="008c55d7"/>
    </style:style>
    <style:style style:name="T45" style:family="text">
      <style:text-properties officeooo:rsid="00d6c76e"/>
    </style:style>
    <style:style style:name="T46" style:family="text">
      <style:text-properties officeooo:rsid="00eaf5de"/>
    </style:style>
    <style:style style:name="T47" style:family="text">
      <style:text-properties officeooo:rsid="00f3bc82"/>
    </style:style>
    <style:style style:name="T48" style:family="text">
      <style:text-properties officeooo:rsid="00d04353"/>
    </style:style>
    <style:style style:name="T49" style:family="text">
      <style:text-properties officeooo:rsid="009afed0"/>
    </style:style>
    <style:style style:name="T50" style:family="text">
      <style:text-properties officeooo:rsid="0093f35d"/>
    </style:style>
    <style:style style:name="T51" style:family="text">
      <style:text-properties officeooo:rsid="00ce67ea"/>
    </style:style>
    <style:style style:name="T52" style:family="text">
      <style:text-properties officeooo:rsid="00db263f"/>
    </style:style>
    <style:style style:name="T53" style:family="text">
      <style:text-properties officeooo:rsid="00c755c6"/>
    </style:style>
    <style:style style:name="T54" style:family="text">
      <style:text-properties officeooo:rsid="00c95839"/>
    </style:style>
    <style:style style:name="T55" style:family="text">
      <style:text-properties officeooo:rsid="00fd0a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42">Das</text:span> Netzwerk <text:span text:style-name="T9">für</text:span> eine<text:span text:style-name="T9">n</text:span> sozialen Wandel</text:p>
      <text:p text:style-name="P56"/>
      <text:p text:style-name="P46">Diese <text:span text:style-name="T11">Internetp</text:span>lattform widmet sich der Frage, was <text:span text:style-name="T11">jeder Einzelne tun kann um unsere Welt zum Positiven zu verändern</text:span>.<text:span text:style-name="T16"> Die Vision ist ein modernes, soziales Netzwerk welches inspiriert, die Augen öffnet und Wege für ein achtsames Leben aufzeigt. Elyoos wurde von Grund auf als unterstützendes Werkzeug für einen sozialen Wandel konzipiert. Daraus ergeben sich einige Vorteile gegenüber bestehenden Plattformen:</text:span></text:p>
      <text:p text:style-name="P46"/>
      <text:list xml:id="list1421266463926043454" text:style-name="L4">
        <text:list-item>
          <text:p text:style-name="P20">Beiträge werden <text:span text:style-name="T40">explizit</text:span> zu<text:span text:style-name="T43">r Thematik</text:span> erstellt und geteilt. Dadurch gehen die relevanten Informationen nicht in der Flut von allgemeinen Beiträgen unter.</text:p>
        </text:list-item>
        <text:list-item>
          <text:p text:style-name="P20">Übersichtliche, <text:span text:style-name="T40">zeitgemässe</text:span> Darstellung mit <text:span text:style-name="T28">detaillierten Filtermöglichkeiten um das zu finden was Dich wirklich interessiert.</text:span></text:p>
        </text:list-item>
        <text:list-item>
          <text:p text:style-name="P20">Das Projekt wird ausschliesslich über Spenden finanziert. <text:span text:style-name="T36">Grössere</text:span><text:span text:style-name="T18"> Sponsoren werden auf der Startseite </text:span><text:span text:style-name="T20">erwähnt</text:span><text:span text:style-name="T18">.</text:span></text:p>
        </text:list-item>
        <text:list-item>
          <text:p text:style-name="P22"><text:span text:style-name="T18">D</text:span><text:span text:style-name="T17">eine Daten werden nicht an Dritte weitergegeben.</text:span></text:p>
        </text:list-item>
      </text:list>
      <text:p text:style-name="P35"/>
      <text:p text:style-name="P50">Was bereits umgesetzt <text:span text:style-name="T14">wurde</text:span></text:p>
      <text:p text:style-name="P35"/>
      <text:p text:style-name="P36">Folgende Funktionen sind zu diesem Zeitpunkt realisiert:</text:p>
      <text:p text:style-name="P37"/>
      <text:list xml:id="list6754225088436581758" text:style-name="L7">
        <text:list-item>
          <text:p text:style-name="P24">Du kannst Dich mit <text:span text:style-name="T44">Gleichgesinnten</text:span> vernetzen.</text:p>
        </text:list-item>
        <text:list-item>
          <text:p text:style-name="P24">Schreibe Blog<text:span text:style-name="T45">s </text:span>um Deine Gedanken <text:span text:style-name="T46">mit</text:span>zuteilen.</text:p>
        </text:list-item>
        <text:list-item>
          <text:p text:style-name="P30"><text:span text:style-name="T15">In einer übersichtlichen Darstellung werden Dir die </text:span>Beiträge <text:span text:style-name="T15">angezeigt welche</text:span> am meisten empfohlen wurden. Filtere nach Themengebiet <text:span text:style-name="T3">und finde das was Dich interessiert.</text:span></text:p>
        </text:list-item>
        <text:list-item>
          <text:p text:style-name="P28"><text:span text:style-name="T45">Empfehle </text:span>Bücher, Videos, <text:span text:style-name="T6">Blogs</text:span> oder Weblinks zu den Themen Umwelt, Gesundheit, Spiritualität, Persönliche Entwicklung, Gesellschaft, Bildung, Wirtschaft und Politik.</text:p>
        </text:list-item>
        <text:list-item>
          <text:p text:style-name="P30"><text:span text:style-name="T47">Sende</text:span> Nachrichten an <text:span text:style-name="T3">andere User von Elyoos.</text:span></text:p>
        </text:list-item>
      </text:list>
      <text:p text:style-name="P25"/>
      <text:p text:style-name="P51">Dafür benötige ich Deine Unterstützung</text:p>
      <text:p text:style-name="P51"/>
      <text:p text:style-name="P38">Mit de<text:span text:style-name="T48">r</text:span> aktuellen <text:span text:style-name="T48">Version</text:span> des Projektes <text:span text:style-name="T49">wurde</text:span> <text:span text:style-name="T47">der erste</text:span> Grundstein gelegt. Es braucht <text:span text:style-name="T50">jedoch</text:span> noch viele Stunden an Entwicklungsarbeit damit aus der Vision eines weltumspannenden Netzwerkes für den sozialen Wandel Realität wird. <text:span text:style-name="T15">Eines der Ziele ist es nun, möglichst viele Leute zu mobilisieren die Elyoos aktiv nutzen und es mit Leben füllen. Ein Weiteres besteht darin die Finanzierung für die Weiterentwicklung zu sichern damit ich mich weiterhin ausschliesslich Elyoos widmen kann. Ausserdem möchte ich in den nächsten Monaten möglichst viel Feedback sammeln was noch implementiert werden soll, nebst dem Feinschliff der bestehenden Funktionen. Dies sind einige meiner Vorschläge:</text:span></text:p>
      <text:p text:style-name="P38"/>
      <text:list xml:id="list6631703426915761552" text:style-name="L8">
        <text:list-item>
          <text:p text:style-name="P33"><text:span text:style-name="T51">Wäre es zum Beispiel nicht interessant zu wissen, welche Meditationsgruppen es in Deiner Umgebung gibt und ob jemand den Du kennst eine davon empfohlen hat?</text:span> <text:span text:style-name="T51">Oder wo kannst Du nachhaltig produzierte Kleider kaufen? Elyoos soll Dir einen Überblick über die Möglichkeiten in Deiner Umgebung verschaffen. </text:span></text:p>
        </text:list-item>
        <text:list-item>
          <text:p text:style-name="P33">Ein Forum in dem Fragen zu aktuellen Themen gestellt und diskutiert werden <text:span text:style-name="T5">können</text:span>.</text:p>
        </text:list-item>
        <text:list-item>
          <text:p text:style-name="P33">Im Moment ist die Seite für den deutschsprachigen Raum konzipiert. Eine Übersetzung ins Englische soll folgen.</text:p>
        </text:list-item>
      </text:list>
      <text:p text:style-name="P52"/>
      <text:p text:style-name="P39">Ich bin der Überzeugung das die Zeit reif ist für ein soziales Netzwerk das einen echten Beitrag zur Verbesserung unserer Welt leistet. <text:span text:style-name="T8">Damit dies möglich wird Danke ich Dir vielmals für Deine Unterstützung!</text:span></text:p>
      <text:p text:style-name="P57">W<text:span text:style-name="T52">elchen Nutzen hat</text:span> Elyoos <text:span text:style-name="T52">für Dich</text:span>?</text:p>
      <text:p text:style-name="P52"/>
      <text:p text:style-name="P40">Ein sozialer Wandel zu einer friedlichen und gerechten Welt beginnt meiner Ansicht nach bei jedem Einzelnen. Erst wenn wir Verantwortung für unser <text:span text:style-name="T53">eigenes Verhalten</text:span> übernehmen <text:span text:style-name="T53">rückt dieses Ziel in Reichweite</text:span>. Doch wie stellt man das an? W<text:span text:style-name="T54">elche Lösungsansätze existieren bereits</text:span>? Mit Elyoos erhältst Du <text:span text:style-name="T54">die Möglichkeit vom Wissen deiner Mitmenschen zu profitieren. Basierend auf den Empfehlungen von Leuten denen Du vertraust, findest Du die Informationen welche wirklich weiterhelfen. Zudem kannst Du Deine eigenen Erfahrungen weitergeben und Dich konstruktiv an der Lösungsfindung aktueller Probleme unserer Zeit beteiligen. All dies soll auch dazu beitragen das Du Dich als Persönlichkeit weiterentwickeln kannst. Das Dir neue Wege aufgezeigt werden die Dein Leben bereichern und Dich in eine glücklichere Zukunft führen.</text:span></text:p>
      <text:p text:style-name="P39"/>
      <text:p text:style-name="P53">Über den Initiant</text:p>
      <text:p text:style-name="P39"/>
      <text:p text:style-name="P41">Neben sozialen Themen interessiere ich mich leidenschaftlich für das Programmieren von unterschiedlichster Software. Nach meinem Informatik Studium arbeitete ich einige Jahre als Softwareentwickler für verschiedene Unternehmen. Heute verwende ich mein Wissen um eigene Projekte umzusetzen die mir am Herzen liegen.</text:p>
      <text:p text:style-name="P34"/>
      <text:p text:style-name="P54">Übersicht</text:p>
      <text:p text:style-name="P42"/>
      <text:p text:style-name="P43"><text:span text:style-name="T55">Dieses</text:span> soziale Netzwerk widmet <text:span text:style-name="T55">sich der Frage</text:span>, <text:span text:style-name="T13">was jeder Einzelne tun kann um unsere Welt zum Positiven zu verändern.</text:span></text:p>
      <text:p text:style-name="P43"/>
      <text:p text:style-name="P55">Belohnungen</text:p>
      <text:p text:style-name="P55"/>
      <text:p text:style-name="P55">20 Franken: <text:span text:style-name="T17">Danke! Dein Name kommt auf die SpennderInnen-Ehrentafel </text:span><text:span text:style-name="T24">der ersten Stunde</text:span><text:span text:style-name="T17"> von Elyoos.</text:span></text:p>
      <text:p text:style-name="P44"/>
      <text:p text:style-name="P47">80 Franken:<text:span text:style-name="T17"> Vielen Dank! Dein Benutzerkonto </text:span><text:span text:style-name="T25">auf Elyoos</text:span><text:span text:style-name="T17"> </text:span><text:span text:style-name="T25">erhält </text:span><text:span text:style-name="T26">ein</text:span><text:span text:style-name="T27">e</text:span><text:span text:style-name="T26"> Auszeichnung. Benutzer welche Dein Profil öffnen sehen, das</text:span><text:span text:style-name="T27">s</text:span><text:span text:style-name="T26"> Du beim ersten Crowdfunding von Elyoos dabei warst!</text:span></text:p>
      <text:p text:style-name="P45"/>
      <text:p text:style-name="P48"><text:span text:style-name="T17">1000 Franken: </text:span><text:span text:style-name="T21">Wow, </text:span><text:span text:style-name="T22">tausend Dank</text:span><text:span text:style-name="T21">! </text:span><text:span text:style-name="T17">Du bringst Elyoos einen riesigen Schritt vorwärts! Deshalb wird </text:span><text:span text:style-name="T21">D</text:span><text:span text:style-name="T17">ein Name </text:span><text:span text:style-name="T21">mit </text:span><text:span text:style-name="T22">Deinem</text:span><text:span text:style-name="T21"> Profilbild</text:span><text:span text:style-name="T17"> für ein Jahr gleich neben dem Login auf der Startseite erscheinen. Jeder der sich einloggt sieht, dass Du diese</text:span><text:span text:style-name="T23">s</text:span><text:span text:style-name="T17"> Projekt unterstütz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44:37.822000000</meta:creation-date>
    <meta:generator>LibreOffice/5.1.4.2$Windows_x86 LibreOffice_project/f99d75f39f1c57ebdd7ffc5f42867c12031db97a</meta:generator>
    <dc:date>2016-09-12T10:41:00.716000000</dc:date>
    <meta:editing-duration>PT23H51M17S</meta:editing-duration>
    <meta:editing-cycles>56</meta:editing-cycles>
    <meta:print-date>2016-08-29T10:46:38.796000000</meta:print-date>
    <meta:document-statistic meta:table-count="0" meta:image-count="0" meta:object-count="0" meta:page-count="2" meta:paragraph-count="29" meta:word-count="680" meta:character-count="4734" meta:non-whitespace-character-count="4094"/>
  </office:meta>
</office:document-meta>
</file>